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98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742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style:font-name-complex="Aria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arpentry</text:p>
          </table:table-cell>
          <table:table-cell office:value-type="string">
            <text:p>Chisel, Axe, Hammer</text:p>
          </table:table-cell>
          <table:table-cell office:value-type="string">
            <text:p>Carpenters Shop</text:p>
          </table:table-cell>
          <table:table-cell office:value-type="string">
            <text:p>Plank(5), Rod(4)</text:p>
          </table:table-cell>
        </table:table-row>
        <table:table-row table:style-name="ro2">
          <table:table-cell/>
          <table:table-cell office:value-type="string">
            <text:p>Saw</text:p>
          </table:table-cell>
          <table:table-cell office:value-type="string">
            <text:p>Plank</text:p>
          </table:table-cell>
          <table:table-cell office:value-type="string">
            <text:p>Log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Handle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Rod</text:p>
          </table:table-cell>
          <table:table-cell office:value-type="string">
            <text:p>Plank/Log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Chisel</text:p>
          </table:table-cell>
          <table:table-cell office:value-type="string">
            <text:p>Rock, Rod</text:p>
          </table:table-cell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Axe Head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Wood Hoe Head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Wood Shovel Head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Wood Pickaxe Head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Chisel or Rock</text:p>
          </table:table-cell>
          <table:table-cell office:value-type="string">
            <text:p>Wood Hammer Head</text:p>
          </table:table-cell>
          <table:table-cell office:value-type="string">
            <text:p>Log</text:p>
          </table:table-cell>
        </table:table-row>
        <table:table-row table:style-name="ro2">
          <table:table-cell/>
          <table:table-cell office:value-type="string">
            <text:p>Carpenters Shop</text:p>
          </table:table-cell>
          <table:table-cell office:value-type="string">
            <text:p>Planer</text:p>
          </table:table-cell>
          <table:table-cell office:value-type="string">
            <text:p>Plank, Handle, Planar Part</text:p>
          </table:table-cell>
        </table:table-row>
        <table:table-row table:style-name="ro1">
          <table:table-cell/>
          <table:table-cell office:value-type="string">
            <text:p>Chisel</text:p>
          </table:table-cell>
          <table:table-cell table:style-name="ce1" office:value-type="string">
            <text:p>Treetap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Hammer</text:p>
          </table:table-cell>
          <table:table-cell office:value-type="string">
            <text:p>Rock Saw</text:p>
          </table:table-cell>
          <table:table-cell office:value-type="string">
            <text:p>Rock, Handle</text:p>
          </table:table-cell>
        </table:table-row>
        <table:table-row table:style-name="ro2">
          <table:table-cell/>
          <table:table-cell office:value-type="string">
            <text:p>Carpenters Shop, Saw</text:p>
          </table:table-cell>
          <table:table-cell office:value-type="string">
            <text:p>Loom</text:p>
          </table:table-cell>
          <table:table-cell office:value-type="string">
            <text:p>Plant(5), Rod(5)</text:p>
          </table:table-cell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Tub</text:p>
          </table:table-cell>
          <table:table-cell office:value-type="string">
            <text:p>Plank, Meal Hoop(2)</text:p>
          </table:table-cell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Barrel</text:p>
          </table:table-cell>
          <table:table-cell office:value-type="string">
            <text:p>Plank, Meal Hoop(3)</text:p>
          </table:table-cell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Scaffolding</text:p>
          </table:table-cell>
          <table:table-cell office:value-type="string">
            <text:p>Plank</text:p>
          </table:table-cell>
        </table:table-row>
        <table:table-row table:style-name="ro2">
          <table:table-cell/>
          <table:table-cell office:value-type="string">
            <text:p>Saw</text:p>
          </table:table-cell>
          <table:table-cell office:value-type="string">
            <text:p>Tanners Rack</text:p>
          </table:table-cell>
          <table:table-cell office:value-type="string">
            <text:p>Plank(4), Thread</text:p>
          </table:table-cell>
        </table:table-row>
        <table:table-row table:style-name="ro1">
          <table:table-cell/>
          <table:table-cell office:value-type="string">
            <text:p>Carbide Chisel</text:p>
          </table:table-cell>
          <table:table-cell office:value-type="string">
            <text:p>RockBrick</text:p>
          </table:table-cell>
          <table:table-cell/>
        </table:table-row>
        <table:table-row table:style-name="ro2">
          <table:table-cell/>
          <table:table-cell office:value-type="string">
            <text:p>Saw</text:p>
          </table:table-cell>
          <table:table-cell office:value-type="string">
            <text:p>Chest</text:p>
          </table:table-cell>
          <table:table-cell office:value-type="string">
            <text:p>Plank(4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0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7:38.82</meta:creation-date>
    <dc:date>2012-08-30T20:57:56.87</dc:date>
    <meta:editing-duration>PT18S</meta:editing-duration>
    <meta:editing-cycles>1</meta:editing-cycles>
    <meta:document-statistic meta:table-count="3" meta:cell-count="60" meta:object-count="0"/>
    <meta:generator>LibreOffice/3.4$Win32 LibreOffice_project/340m1$Build-502</meta:generator>
  </office:meta>
</office:document-meta>
</file>